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7cm" draw:marker-end-width="0.257cm" draw:textarea-horizontal-align="justify" draw:textarea-vertical-align="middle" draw:auto-grow-height="false" fo:min-height="7.75cm" fo:min-width="4cm" fo:padding-top="0.127cm" fo:padding-bottom="0.127cm" fo:padding-left="0.252cm" fo:padding-right="0.252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线条箭头_20_1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线条箭头_20_2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2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6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5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6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 loext:decorative="false"/>
      <style:paragraph-properties style:writing-mode="lr-tb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631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4.25cm" loext:decorative="false"/>
    </style:style>
    <style:style style:name="gr13" style:family="graphic" style:parent-style-name="standard">
      <style:graphic-properties svg:stroke-width="0.035cm" draw:marker-start-width="0.257cm" draw:marker-end-width="0.257cm" draw:textarea-horizontal-align="justify" draw:textarea-vertical-align="middle" draw:auto-grow-height="false" fo:min-height="6.746cm" fo:min-width="9.746cm" fo:padding-top="0.127cm" fo:padding-bottom="0.127cm" fo:padding-left="0.252cm" fo:padding-right="0.252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491cm" loext:decorative="false"/>
      <style:paragraph-properties style:writing-mode="lr-tb"/>
    </style:style>
    <style:style style:name="gr15" style:family="graphic" style:parent-style-name="objectwithoutfill">
      <style:graphic-properties draw:marker-end="线条箭头_20_13" draw:marker-end-width="0.3cm" draw:fill="none" draw:textarea-vertical-align="middle" loext:decorative="false"/>
    </style:style>
    <style:style style:name="gr16" style:family="graphic" style:parent-style-name="standard">
      <style:graphic-properties draw:fill="solid" draw:fill-color="#000000" draw:textarea-horizontal-align="justify" draw:textarea-vertical-align="middle" draw:auto-grow-height="false" fo:min-height="0.21cm" fo:min-width="0.757cm" style:writing-mode="lr-tb" loext:decorative="false"/>
      <style:paragraph-properties style:writing-mode="lr-tb"/>
    </style:style>
    <style:style style:name="gr17" style:family="graphic" style:parent-style-name="standard">
      <style:graphic-properties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4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12cm" loext:decorative="false"/>
      <style:paragraph-properties style:writing-mode="lr-tb"/>
    </style:style>
    <style:style style:name="gr20" style:family="graphic" style:parent-style-name="objectwithoutfill">
      <style:graphic-properties draw:stroke="dash" draw:stroke-dash="Dot" svg:stroke-linecap="butt"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9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2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19cm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1.75cm" fo:min-width="14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83cm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2.25cm" fo:min-width="1.5cm" loext:decorative="false"/>
    </style:style>
    <style:style style:name="gr27" style:family="graphic" style:parent-style-name="objectwithoutfill">
      <style:graphic-properties draw:marker-end="线条箭头_20_14" draw:marker-end-width="0.3cm" draw:fill="none" draw:textarea-vertical-align="middle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4cm" fo:min-width="0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0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927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4.939cm" loext:decorative="false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2.25cm" fo:min-width="3cm" style:writing-mode="lr-tb" loext:decorative="false"/>
      <style:paragraph-properties style:writing-mode="lr-tb"/>
    </style:style>
    <style:style style:name="gr34" style:family="graphic" style:parent-style-name="objectwithoutfill">
      <style:graphic-properties draw:marker-end="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线条箭头_20_18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线条箭头_20_19" draw:marker-end-width="0.3cm" draw:fill="none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553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8.567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9cm" fo:min-width="8.874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9cm" fo:min-width="8.613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675cm" style:use-optimal-row-height="false"/>
    </style:style>
    <style:style style:name="ro2" style:family="table-row">
      <style:table-row-properties style:row-height="0.985cm" style:use-optimal-row-height="false"/>
    </style:style>
    <style:style style:name="ro3" style:family="table-row">
      <style:table-row-properties style:row-height="0.841cm" style:use-optimal-row-height="false"/>
    </style:style>
    <style:style style:name="ro4" style:family="table-row">
      <style:table-row-properties style:row-height="0.912cm" style:use-optimal-row-height="false"/>
    </style:style>
    <style:style style:name="ro5" style:family="table-row">
      <style:table-row-properties style:row-height="1.242cm" style:use-optimal-row-height="false"/>
    </style:style>
    <style:style style:name="ro6" style:family="table-row">
      <style:table-row-properties style:row-height="1.069cm" style:use-optimal-row-height="false"/>
    </style:style>
    <style:style style:name="ro7" style:family="table-row">
      <style:table-row-properties style:row-height="0.884cm" style:use-optimal-row-height="false"/>
    </style:style>
    <style:style style:name="ro8" style:family="table-row">
      <style:table-row-properties style:row-height="1.13cm" style:use-optimal-row-height="false"/>
    </style:style>
    <style:style style:name="ro9" style:family="table-row">
      <style:table-row-properties style:row-height="1.124cm" style:use-optimal-row-height="false"/>
    </style:style>
    <style:style style:name="ro10" style:family="table-row">
      <style:table-row-properties style:row-height="1.089cm" style:use-optimal-row-height="false"/>
    </style:style>
    <style:style style:name="ce1" style:family="table-cell"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ce3" style:family="table-cell">
      <loext:graphic-properties draw:textarea-vertical-align="middle"/>
      <style:text-properties style:font-name="Arial" fo:font-size="12pt" style:font-size-asian="12pt" style:font-size-complex="12pt"/>
    </style:style>
    <style:style style:name="ce4" style:family="table-cell">
      <loext:graphic-properties draw:textarea-vertical-align="middle"/>
      <style:text-properties style:font-name="Arial" fo:font-size="12pt" style:font-name-asian="Arial" style:font-size-asian="12pt" style:font-size-complex="12pt"/>
    </style:style>
    <style:style style:name="ce5" style:family="table-cell">
      <loext:graphic-properties draw:textarea-vertical-align="middle"/>
      <style:text-properties fo:font-size="12pt" style:font-size-asian="12pt" style:font-size-complex="12pt"/>
    </style:style>
    <style:style style:name="ce6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ce7" style:family="table-cell">
      <style:text-properties style:font-name="Arial" fo:font-size="12pt" style:font-size-asian="12pt" style:font-size-complex="12pt"/>
    </style:style>
    <style:style style:name="ce8" style:family="table-cell">
      <style:text-properties style:font-name="Arial" fo:font-size="12pt" style:font-name-asian="Arial" style:font-size-asian="12pt" style:font-size-complex="12pt"/>
    </style:style>
    <style:style style:name="ce9" style:family="table-cell"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style:font-name="Arial" fo:font-size="12pt" style:font-name-asian="Arial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solid" draw:fill-color="#000000"/>
      <style:paragraph-properties fo:text-align="center" style:writing-mode="lr-tb"/>
    </style:style>
    <style:style style:name="P8" style:family="paragraph">
      <style:paragraph-properties fo:text-align="center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style:font-name="Arial" fo:font-size="12pt" style:font-size-asian="12pt" style:font-size-complex="12pt"/>
    </style:style>
    <style:style style:name="P10" style:family="paragraph">
      <style:text-properties style:font-name="Arial" fo:font-size="12pt" style:font-name-asian="Arial" style:font-size-asian="12pt" style:font-size-complex="12pt"/>
    </style:style>
    <style:style style:name="P11" style:family="paragraph">
      <style:paragraph-properties fo:text-align="center"/>
      <style:text-properties style:font-size-asian="12pt" style:font-size-complex="12pt"/>
    </style:style>
    <style:style style:name="P12" style:family="paragraph">
      <loext:graphic-properties draw:fill="none" draw:fill-color="#ffffff"/>
      <style:text-properties fo:color="#ff0000" loext:opacity="100%" style:font-name="Arial" fo:font-size="12pt" style:font-name-asian="Arial" style:font-size-asian="12pt" style:font-size-complex="12pt"/>
    </style:style>
    <style:style style:name="P13" style:family="paragraph">
      <loext:graphic-properties draw:fill="none" draw:fill-color="#ffffff"/>
      <style:text-properties fo:color="#000000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P14" style:family="paragraph">
      <loext:graphic-properties draw:fill="none" draw:fill-color="#ffffff"/>
      <style:text-properties style:font-name="Arial" fo:font-size="14pt" fo:font-weight="bold" style:font-name-asian="Arial" style:font-size-asian="14pt" style:font-weight-asian="bold" style:font-size-complex="14pt" style:font-weight-complex="bold"/>
    </style:style>
    <style:style style:name="P15" style:family="paragraph">
      <loext:graphic-properties draw:fill="none" draw:fill-color="#ffffff"/>
      <style:text-properties fo:color="#c9211e" loext:opacity="100%" style:font-name="Arial" fo:font-size="12pt" style:font-name-asian="Arial" style:font-size-asian="12pt" style:font-size-complex="12pt"/>
    </style:style>
    <style:style style:name="P16" style:family="paragraph">
      <loext:graphic-properties draw:fill="none" draw:fill-color="#ffffff"/>
      <style:text-properties fo:color="#00a933" loext:opacity="100%" style:font-name="Arial" fo:font-size="12pt" style:font-name-asian="Arial" style:font-size-asian="12pt" style:font-size-complex="12pt"/>
    </style:style>
    <style:style style:name="P17" style:family="paragraph">
      <loext:graphic-properties draw:fill="none"/>
      <style:paragraph-properties fo:text-align="center"/>
      <style:text-properties fo:font-weight="bold"/>
    </style:style>
    <style:style style:name="P18" style:family="paragraph">
      <loext:graphic-properties draw:fill="none" draw:fill-color="#ffffff"/>
      <style:text-properties style:font-name="Arial" fo:font-size="10.5pt" style:font-name-asian="Arial" style:font-size-asian="10.5pt" style:font-size-complex="10.5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3pt" style:font-size-asian="20pt" style:font-size-complex="20pt"/>
    </style:style>
    <style:style style:name="T2" style:family="text">
      <style:text-properties style:font-name="Arial" fo:font-size="12pt" style:font-name-asian="Arial" style:font-size-asian="12pt" style:font-size-complex="12pt"/>
    </style:style>
    <style:style style:name="T3" style:family="text"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size-asian="12pt" style:font-size-complex="12pt"/>
    </style:style>
    <style:style style:name="T6" style:family="text">
      <style:text-properties style:use-window-font-color="true" loext:opacity="0%" style:font-name="Arial" fo:font-size="12pt" style:letter-kerning="true" style:font-name-asian="Arial" style:font-size-asian="12pt" style:font-name-complex="Arial2" style:font-size-complex="12pt"/>
    </style:style>
    <style:style style:name="T7" style:family="text">
      <style:text-properties fo:color="#c9211e" loext:opacity="100%" style:font-name="Arial" fo:font-size="12pt" style:font-name-asian="Arial" style:font-size-asian="12pt" style:font-size-complex="12pt"/>
    </style:style>
    <style:style style:name="T8" style:family="text">
      <style:text-properties fo:color="#ff0000" loext:opacity="100%" style:font-name="Arial" fo:font-size="12pt" style:font-name-asian="Arial" style:font-size-asian="12pt" style:font-size-complex="12pt"/>
    </style:style>
    <style:style style:name="T9" style:family="text">
      <style:text-properties fo:color="#000000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T10" style:family="text">
      <style:text-properties style:font-name="Arial" fo:font-size="14pt" fo:font-weight="bold" style:font-name-asian="Arial" style:font-size-asian="14pt" style:font-weight-asian="bold" style:font-size-complex="14pt" style:font-weight-complex="bold"/>
    </style:style>
    <style:style style:name="T11" style:family="text">
      <style:text-properties fo:color="#00a933" loext:opacity="100%" style:font-name="Arial" fo:font-size="12pt" style:font-name-asian="Arial" style:font-size-asian="12pt" style:font-size-complex="12pt"/>
    </style:style>
    <style:style style:name="T12" style:family="text">
      <style:text-properties style:font-name="Arial" fo:font-size="10.5pt" style:font-name-asian="Arial" style:font-size-asian="10.5pt" style:font-size-complex="10.5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4.5cm" svg:height="8cm" svg:x="6.5cm" svg:y="2.25cm">
          <text:p text:style-name="P1"><text:span text:style-name="T1">psd_addwi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75cm" svg:y1="2.975cm" svg:x2="6.5cm" svg:y2="2.975cm">
          <text:p/>
        </draw:line>
        <draw:line draw:style-name="gr3" draw:text-style-name="P3" draw:layer="layout" svg:x1="2.75cm" svg:y1="3.975cm" svg:x2="6.5cm" svg:y2="3.975cm">
          <text:p/>
        </draw:line>
        <draw:line draw:style-name="gr3" draw:text-style-name="P3" draw:layer="layout" svg:x1="2.75cm" svg:y1="4.975cm" svg:x2="6.5cm" svg:y2="4.975cm">
          <text:p/>
        </draw:line>
        <draw:frame draw:style-name="gr4" draw:text-style-name="P4" draw:layer="layout" svg:width="2.229cm" svg:height="0.725cm" svg:x="2.521cm" svg:y="2.25cm">
          <draw:text-box>
            <text:p>data_i_in</text:p>
          </draw:text-box>
        </draw:frame>
        <draw:frame draw:style-name="gr5" draw:text-style-name="P4" draw:layer="layout" svg:width="4.5cm" svg:height="1.306cm" svg:x="11.007cm" svg:y="7.194cm">
          <draw:text-box>
            <text:p>data_iq_out_last</text:p>
          </draw:text-box>
        </draw:frame>
        <draw:frame draw:style-name="gr6" draw:text-style-name="P4" draw:layer="layout" svg:width="2.729cm" svg:height="1.361cm" svg:x="2.521cm" svg:y="3.25cm">
          <draw:text-box>
            <text:p>data_q_in</text:p>
          </draw:text-box>
        </draw:frame>
        <draw:frame draw:style-name="gr7" draw:text-style-name="P4" draw:layer="layout" svg:width="3.729cm" svg:height="1.475cm" svg:x="2.521cm" svg:y="4.25cm">
          <draw:text-box>
            <text:p>data_in_valid</text:p>
          </draw:text-box>
        </draw:frame>
        <draw:line draw:style-name="gr3" draw:text-style-name="P3" draw:layer="layout" svg:x1="3.5cm" svg:y1="9.5cm" svg:x2="6.5cm" svg:y2="9.5cm">
          <text:p/>
        </draw:line>
        <draw:line draw:style-name="gr3" draw:text-style-name="P3" draw:layer="layout" svg:x1="2.75cm" svg:y1="6cm" svg:x2="6.5cm" svg:y2="6cm">
          <text:p/>
        </draw:line>
        <draw:line draw:style-name="gr2" draw:text-style-name="P3" draw:layer="layout" svg:x1="11.007cm" svg:y1="5cm" svg:x2="14.757cm" svg:y2="5cm">
          <text:p/>
        </draw:line>
        <draw:line draw:style-name="gr2" draw:text-style-name="P3" draw:layer="layout" svg:x1="11.007cm" svg:y1="6.5cm" svg:x2="14.757cm" svg:y2="6.5cm">
          <text:p/>
        </draw:line>
        <draw:line draw:style-name="gr2" draw:text-style-name="P3" draw:layer="layout" svg:x1="11.007cm" svg:y1="8cm" svg:x2="14.757cm" svg:y2="8cm">
          <text:p/>
        </draw:line>
        <draw:frame draw:style-name="gr8" draw:text-style-name="P4" draw:layer="layout" svg:width="3.75cm" svg:height="1.556cm" svg:x="11.007cm" svg:y="4.25cm">
          <draw:text-box>
            <text:p>data_iq_out</text:p>
          </draw:text-box>
        </draw:frame>
        <draw:frame draw:style-name="gr9" draw:text-style-name="P4" draw:layer="layout" svg:width="4cm" svg:height="1.25cm" svg:x="11.007cm" svg:y="5.75cm">
          <draw:text-box>
            <text:p>data_iq_out_valid</text:p>
          </draw:text-box>
        </draw:frame>
        <draw:line draw:style-name="gr2" draw:text-style-name="P3" draw:layer="layout" svg:x1="11cm" svg:y1="8cm" svg:x2="14.75cm" svg:y2="8cm">
          <text:p/>
        </draw:line>
        <draw:line draw:style-name="gr10" draw:text-style-name="P3" draw:layer="layout" svg:x1="5.25cm" svg:y1="2.75cm" svg:x2="5cm" svg:y2="3.25cm">
          <text:p/>
        </draw:line>
        <draw:line draw:style-name="gr10" draw:text-style-name="P3" draw:layer="layout" svg:x1="5.15cm" svg:y1="3.75cm" svg:x2="4.9cm" svg:y2="4.25cm">
          <text:p/>
        </draw:line>
        <draw:line draw:style-name="gr10" draw:text-style-name="P3" draw:layer="layout" svg:x1="14.007cm" svg:y1="4.75cm" svg:x2="13.757cm" svg:y2="5.25cm">
          <text:p/>
        </draw:line>
        <draw:frame draw:style-name="gr11" draw:text-style-name="P5" draw:layer="layout" svg:width="4.131cm" svg:height="1.199cm" svg:x="6.6cm" svg:y="11.65cm">
          <draw:text-box>
            <text:p><text:span text:style-name="T2">clk_in : 204.8MHz</text:span></text:p>
            <text:p><text:span text:style-name="T2">rst_n <text:s/>: </text:span><text:span text:style-name="T2">低电平有效</text:span></text:p>
          </draw:text-box>
        </draw:frame>
        <draw:custom-shape draw:style-name="gr12" draw:text-style-name="P1" draw:layer="layout" svg:width="4.75cm" svg:height="1.5cm" svg:x="6.35cm" svg:y="11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0.25cm" svg:height="7cm" svg:x="18.25cm" svg:y="2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2.991cm" svg:height="0.763cm" svg:x="22.259cm" svg:y="2cm">
          <draw:text-box>
            <text:p text:style-name="P6"><text:span text:style-name="T1">psd_addwin</text:span></text:p>
          </draw:text-box>
        </draw:frame>
        <draw:line draw:style-name="gr15" draw:text-style-name="P3" draw:layer="layout" svg:x1="25.5cm" svg:y1="5.5cm" svg:x2="30.5cm" svg:y2="5.5cm">
          <text:p/>
        </draw:line>
        <draw:custom-shape draw:style-name="gr16" draw:text-style-name="P7" draw:layer="layout" svg:width="1.777cm" svg:height="0.65cm" svg:x="27.75cm" svg:y="5.1cm">
          <text:p text:style-name="P1">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14.098cm" svg:height="4.087cm" svg:x="1.25cm" svg:y="15.9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3">信号名称</text:span></text:p>
              </table:table-cell>
              <table:table-cell table:style-name="ce2">
                <text:p text:style-name="P8"><text:span text:style-name="T3">信号说明</text:span></text:p>
              </table:table-cell>
            </table:table-row>
            <table:table-row table:style-name="ro1">
              <table:table-cell table:style-name="ce3">
                <text:p text:style-name="P9"><text:span text:style-name="T4">data_i_in</text:span></text:p>
              </table:table-cell>
              <table:table-cell table:style-name="ce4">
                <text:p text:style-name="P10"><text:span text:style-name="T2">输入</text:span><text:span text:style-name="T2">I</text:span><text:span text:style-name="T2">路信号，</text:span><text:span text:style-name="T2">16bit</text:span></text:p>
              </table:table-cell>
            </table:table-row>
            <table:table-row table:style-name="ro2">
              <table:table-cell table:style-name="ce3">
                <text:p text:style-name="P9"><text:span text:style-name="T4">data_q_in</text:span></text:p>
              </table:table-cell>
              <table:table-cell table:style-name="ce4">
                <text:p text:style-name="P10"><text:span text:style-name="T2">输入</text:span><text:span text:style-name="T2">Q</text:span><text:span text:style-name="T2">路信号，</text:span><text:span text:style-name="T2">16bit</text:span></text:p>
              </table:table-cell>
            </table:table-row>
            <table:table-row table:style-name="ro3">
              <table:table-cell table:style-name="ce5">
                <text:p text:style-name="P11"><text:span text:style-name="T4">data_in_valid</text:span></text:p>
              </table:table-cell>
              <table:table-cell table:style-name="ce4">
                <text:p text:style-name="P10"><text:span text:style-name="T2">输入</text:span><text:span text:style-name="T2">I/Q</text:span><text:span text:style-name="T2">数据有效信号，</text:span><text:span text:style-name="T2">1bit</text:span></text:p>
              </table:table-cell>
            </table:table-row>
            <table:table-row table:style-name="ro4">
              <table:table-cell table:style-name="ce6">
                <text:p text:style-name="P11"><text:span text:style-name="T5">data_in_last</text:span></text:p>
              </table:table-cell>
              <table:table-cell table:style-name="ce4">
                <text:p text:style-name="P10"><text:span text:style-name="T2">一帧数据的最后一个数据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5" draw:layer="layout" svg:width="3.042cm" svg:height="0.725cm" svg:x="7.114cm" svg:y="15.032cm">
          <draw:text-box>
            <text:p text:style-name="P6"><text:span text:style-name="T2">输入数据信号</text:span></text:p>
          </draw:text-box>
        </draw:frame>
        <draw:frame draw:style-name="gr17" draw:layer="layout" svg:width="14.098cm" svg:height="3.274cm" svg:x="1.234cm" svg:y="21.8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5" table:default-cell-style-name="ce2">
              <table:table-cell>
                <text:p text:style-name="P8"><text:span text:style-name="T3">信号名称</text:span></text:p>
              </table:table-cell>
              <table:table-cell>
                <text:p text:style-name="P8"><text:span text:style-name="T3">信号说明</text:span></text:p>
              </table:table-cell>
            </table:table-row>
            <table:table-row table:style-name="ro6">
              <table:table-cell table:style-name="ce7">
                <text:p text:style-name="P9"><text:span text:style-name="T4">win_coe_addr</text:span></text:p>
              </table:table-cell>
              <table:table-cell table:style-name="ce8">
                <text:p text:style-name="P10"><text:span text:style-name="T6">RAM</text:span><text:span text:style-name="T6">的读地址信息，最大</text:span><text:span text:style-name="T6">65536</text:span><text:span text:style-name="T6">的空间，</text:span><text:span text:style-name="T2">16bit,</text:span></text:p>
              </table:table-cell>
            </table:table-row>
            <table:table-row table:style-name="ro7">
              <table:table-cell table:style-name="ce7">
                <text:p text:style-name="P9"><text:span text:style-name="T4">win_coe_data</text:span></text:p>
              </table:table-cell>
              <table:table-cell table:style-name="ce8">
                <text:p text:style-name="P10"><text:span text:style-name="T2">RAM</text:span><text:span text:style-name="T2">中的窗系数信息，</text:span><text:span text:style-name="T7">16bi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9" draw:text-style-name="P5" draw:layer="layout" svg:width="3.512cm" svg:height="0.725cm" svg:x="7cm" svg:y="21cm">
          <draw:text-box>
            <text:p text:style-name="P6"><text:span text:style-name="T2">BRAM</text:span><text:span text:style-name="T2">交互信号</text:span></text:p>
          </draw:text-box>
        </draw:frame>
        <draw:line draw:style-name="gr20" draw:text-style-name="P3" draw:layer="layout" svg:x1="16cm" svg:y1="9.75cm" svg:x2="16cm" svg:y2="28.25cm">
          <text:p/>
        </draw:line>
        <draw:frame draw:style-name="gr17" draw:layer="layout" svg:width="14.098cm" svg:height="4.431cm" svg:x="16.652cm" svg:y="23.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8" table:default-cell-style-name="ce2">
              <table:table-cell>
                <text:p text:style-name="P8"><text:span text:style-name="T3">信号名称</text:span></text:p>
              </table:table-cell>
              <table:table-cell>
                <text:p text:style-name="P8"><text:span text:style-name="T3">信号说明</text:span></text:p>
              </table:table-cell>
            </table:table-row>
            <table:table-row table:style-name="ro9">
              <table:table-cell table:style-name="ce7">
                <text:p text:style-name="P9"><text:span text:style-name="T4">data_iq_out</text:span></text:p>
              </table:table-cell>
              <table:table-cell table:style-name="ce8">
                <text:p text:style-name="P10"><text:span text:style-name="T2">输出</text:span><text:span text:style-name="T2">IQ</text:span><text:span text:style-name="T2">信号，</text:span><text:span text:style-name="T2">48bit</text:span></text:p>
              </table:table-cell>
            </table:table-row>
            <table:table-row table:style-name="ro10">
              <table:table-cell table:style-name="ce7">
                <text:p text:style-name="P9"><text:span text:style-name="T4">data_iq_out_valid</text:span></text:p>
              </table:table-cell>
              <table:table-cell table:style-name="ce8">
                <text:p text:style-name="P10"><text:span text:style-name="T2">输出</text:span><text:span text:style-name="T2">IQ</text:span><text:span text:style-name="T2">路信号的有效信号</text:span></text:p>
              </table:table-cell>
            </table:table-row>
            <table:table-row table:style-name="ro10">
              <table:table-cell table:style-name="ce9">
                <text:p text:style-name="P11"><text:span text:style-name="T4">data_iq_out_last</text:span></text:p>
              </table:table-cell>
              <table:table-cell table:style-name="ce8">
                <text:p text:style-name="P10"><text:span text:style-name="T2">输出</text:span><text:span text:style-name="T2">I/Q</text:span><text:span text:style-name="T2">数据的最后一个数据标识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1" draw:text-style-name="P5" draw:layer="layout" svg:width="2.195cm" svg:height="0.725cm" svg:x="22.75cm" svg:y="22.25cm">
          <draw:text-box>
            <text:p text:style-name="P6"><text:span text:style-name="T2">输出信号</text:span></text:p>
          </draw:text-box>
        </draw:frame>
        <draw:line draw:style-name="gr20" draw:text-style-name="P3" draw:layer="layout" svg:x1="31.5cm" svg:y1="1.75cm" svg:x2="31.5cm" svg:y2="28.5cm">
          <text:p/>
        </draw:line>
        <draw:frame draw:style-name="gr22" draw:text-style-name="P12" draw:layer="layout" svg:width="7.7cm" svg:height="1.199cm" svg:x="32cm" svg:y="21.25cm">
          <draw:text-box>
            <text:p><text:span text:style-name="T8">一帧的结束信息已经由</text:span><text:span text:style-name="T8">last</text:span><text:span text:style-name="T8">信号获知了</text:span></text:p>
            <text:p><text:span text:style-name="T8">即已经知晓了一帧的长度</text:span></text:p>
          </draw:text-box>
        </draw:frame>
        <draw:frame draw:style-name="gr23" draw:text-style-name="P13" draw:layer="layout" svg:width="2.619cm" svg:height="0.725cm" svg:x="31.75cm" svg:y="23cm">
          <draw:text-box>
            <text:p><text:span text:style-name="T9">存在问题：</text:span></text:p>
          </draw:text-box>
        </draw:frame>
        <draw:custom-shape draw:style-name="gr24" draw:text-style-name="P1" draw:layer="layout" svg:width="14.5cm" svg:height="12cm" svg:x="16.5cm" svg:y="10cm">
          <text:p/>
          <draw:enhanced-geometry svg:viewBox="0 0 21600 21600" draw:type="rectangle" draw:enhanced-path="M 0 0 L 21600 0 21600 21600 0 21600 0 0 Z N"/>
        </draw:custom-shape>
        <draw:frame draw:style-name="gr25" draw:text-style-name="P14" draw:layer="layout" svg:width="2.483cm" svg:height="0.806cm" svg:x="22.52cm" svg:y="10.159cm">
          <draw:text-box>
            <text:p><text:span text:style-name="T10">接口描述</text:span></text:p>
          </draw:text-box>
        </draw:frame>
        <draw:frame draw:style-name="gr7" draw:text-style-name="P4" draw:layer="layout" svg:width="3.729cm" svg:height="1.475cm" svg:x="2.521cm" svg:y="5.25cm">
          <draw:text-box>
            <text:p>data_in_last</text:p>
          </draw:text-box>
        </draw:frame>
        <draw:custom-shape draw:style-name="gr26" draw:text-style-name="P1" draw:layer="layout" svg:width="2cm" svg:height="2.5cm" svg:x="1.5cm" svg:y="7.5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229cm" svg:height="1.25cm" svg:x="1.521cm" svg:y="8.15cm">
          <draw:text-box>
            <text:p><text:s/>BRAM</text:p>
            <text:p>win_coe</text:p>
          </draw:text-box>
        </draw:frame>
        <draw:line draw:style-name="gr27" draw:text-style-name="P3" draw:layer="layout" svg:x1="6.5cm" svg:y1="8cm" svg:x2="3.5cm" svg:y2="8cm">
          <text:p/>
        </draw:line>
        <draw:frame draw:style-name="gr28" draw:text-style-name="P4" draw:layer="layout" svg:width="3.653cm" svg:height="0.744cm" svg:x="3.4cm" svg:y="7.256cm">
          <draw:text-box>
            <text:p>win_coe_addr</text:p>
          </draw:text-box>
        </draw:frame>
        <draw:frame draw:style-name="gr29" draw:text-style-name="P4" draw:layer="layout" svg:width="3.5cm" svg:height="0.975cm" svg:x="3.4cm" svg:y="8.775cm">
          <draw:text-box>
            <text:p>win_coe_data</text:p>
          </draw:text-box>
        </draw:frame>
        <draw:frame draw:style-name="gr30" draw:text-style-name="P15" draw:layer="layout" svg:width="10.943cm" svg:height="1.199cm" svg:x="3cm" svg:y="26.5cm">
          <draw:text-box>
            <text:p><text:span text:style-name="T7">窗口系数配置改变时，需要将新的窗系数写入到</text:span><text:span text:style-name="T7">RAM</text:span><text:span text:style-name="T7">中</text:span></text:p>
            <text:p><text:span text:style-name="T7"><text:s text:c="16"/></text:span><text:span text:style-name="T7">需要考虑窗系数的写入方式</text:span><text:span text:style-name="T7">(</text:span><text:span text:style-name="T7">控制</text:span><text:span text:style-name="T7">) !!!</text:span></text:p>
          </draw:text-box>
        </draw:frame>
        <draw:frame draw:style-name="gr31" draw:text-style-name="P16" draw:layer="layout" svg:width="6.427cm" svg:height="0.725cm" svg:x="1.444cm" svg:y="25.525cm">
          <draw:text-box>
            <text:p><text:span text:style-name="T11">双端口</text:span><text:span text:style-name="T11">RAM</text:span><text:span text:style-name="T11">（ 伪双端口</text:span><text:span text:style-name="T11">RAM )</text:span></text:p>
          </draw:text-box>
        </draw:frame>
        <draw:frame draw:style-name="gr32" draw:text-style-name="P16" draw:layer="layout" svg:width="15.439cm" svg:height="0.725cm" svg:x="16cm" svg:y="27.75cm">
          <draw:text-box>
            <text:p><text:span text:style-name="T11">这里将</text:span><text:span text:style-name="T11">IQ</text:span><text:span text:style-name="T11">数据合并，是要与下一个模块</text:span><text:span text:style-name="T11">FFT</text:span><text:span text:style-name="T11">对接，要注意</text:span><text:span text:style-name="T11">IQ</text:span><text:span text:style-name="T11">数据的高低位顺序</text:span></text:p>
          </draw:text-box>
        </draw:frame>
        <draw:custom-shape draw:style-name="gr33" draw:text-style-name="P2" draw:layer="layout" svg:width="3.5cm" svg:height="2.5cm" svg:x="22cm" svg:y="4.25cm">
          <text:p text:style-name="P1">MULTIPLIER</text:p>
          <draw:enhanced-geometry svg:viewBox="0 0 21600 21600" draw:type="rectangle" draw:enhanced-path="M 0 0 L 21600 0 21600 21600 0 21600 0 0 Z N"/>
        </draw:custom-shape>
        <draw:line draw:style-name="gr34" draw:text-style-name="P3" draw:layer="layout" svg:x1="19.5cm" svg:y1="3.75cm" svg:x2="19.5cm" svg:y2="4.85cm">
          <text:p/>
        </draw:line>
        <draw:line draw:style-name="gr35" draw:text-style-name="P3" draw:layer="layout" svg:x1="19.5cm" svg:y1="4.872cm" svg:x2="22cm" svg:y2="4.872cm">
          <text:p/>
        </draw:line>
        <draw:line draw:style-name="gr10" draw:text-style-name="P3" draw:layer="layout" svg:x1="19.5cm" svg:y1="3.75cm" svg:x2="18cm" svg:y2="3.75cm">
          <text:p/>
        </draw:line>
        <draw:line draw:style-name="gr36" draw:text-style-name="P3" draw:layer="layout" svg:x1="16.75cm" svg:y1="3.75cm" svg:x2="19.25cm" svg:y2="3.75cm">
          <text:p/>
        </draw:line>
        <draw:line draw:style-name="gr36" draw:text-style-name="P3" draw:layer="layout" svg:x1="16.75cm" svg:y1="7.5cm" svg:x2="19.25cm" svg:y2="7.5cm">
          <text:p/>
        </draw:line>
        <draw:line draw:style-name="gr36" draw:text-style-name="P17" draw:layer="layout" svg:x1="16.743cm" svg:y1="3.75cm" svg:x2="19.243cm" svg:y2="3.75cm">
          <text:p/>
        </draw:line>
        <draw:line draw:style-name="gr36" draw:text-style-name="P3" draw:layer="layout" svg:x1="16.743cm" svg:y1="3.75cm" svg:x2="19.243cm" svg:y2="3.75cm">
          <text:p/>
        </draw:line>
        <draw:line draw:style-name="gr34" draw:text-style-name="P3" draw:layer="layout" svg:x1="19.5cm" svg:y1="6.25cm" svg:x2="19.5cm" svg:y2="7.5cm">
          <text:p/>
        </draw:line>
        <draw:line draw:style-name="gr10" draw:text-style-name="P3" draw:layer="layout" svg:x1="19.5cm" svg:y1="7.5cm" svg:x2="18cm" svg:y2="7.5cm">
          <text:p/>
        </draw:line>
        <draw:line draw:style-name="gr35" draw:text-style-name="P3" draw:layer="layout" svg:x1="19.5cm" svg:y1="6.25cm" svg:x2="22cm" svg:y2="6.25cm">
          <text:p/>
        </draw:line>
        <draw:custom-shape draw:style-name="gr16" draw:text-style-name="P7" draw:layer="layout" svg:width="1.777cm" svg:height="0.65cm" svg:x="17.473cm" svg:y="3.45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1.777cm" svg:height="0.65cm" svg:x="17.5cm" svg:y="7.1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8" draw:layer="layout" svg:width="4.25cm" svg:height="0.75cm" svg:x="21.65cm" svg:y="5.75cm">
          <draw:text-box>
            <text:p><text:span text:style-name="T12">（</text:span><text:span text:style-name="T12">2 multiplier inside )</text:span></text:p>
          </draw:text-box>
        </draw:frame>
        <draw:frame draw:style-name="gr38" draw:text-style-name="P5" draw:layer="layout" svg:width="9.053cm" svg:height="3.095cm" svg:x="31.5cm" svg:y="1.905cm">
          <draw:text-box>
            <text:p><text:span text:style-name="T2">窗系数的读取处理：</text:span></text:p>
            <text:p><text:span text:style-name="T2">1. BRAM</text:span><text:span text:style-name="T2">是</text:span><text:span text:style-name="T8">按字节读取</text:span><text:span text:style-name="T2">的</text:span><text:span text:style-name="T2">, </text:span><text:span text:style-name="T2">数据长度为</text:span><text:span text:style-name="T2">16bit, </text:span></text:p>
            <text:p><text:span text:style-name="T2"><text:s text:c="3"/></text:span><text:span text:style-name="T2">因此每次的地址增量为</text:span><text:span text:style-name="T8">2</text:span></text:p>
            <text:p><text:span text:style-name="T2">2.</text:span><text:span text:style-name="T2">如果</text:span><text:span text:style-name="T2">data_valid &amp;&amp; data_last,</text:span><text:span text:style-name="T2">那么</text:span></text:p>
            <text:p><text:span text:style-name="T2"><text:s text:c="3"/></text:span><text:span text:style-name="T2">就回到</text:span><text:span text:style-name="T2">0</text:span><text:span text:style-name="T2">地址</text:span></text:p>
            <text:p text:style-name="P19"><text:span text:style-name="T13">3.</text:span><text:span text:style-name="T13">如果</text:span><text:span text:style-name="T2">data_valid &amp;&amp; (!data_last), </text:span><text:span text:style-name="T2">就地址</text:span><text:span text:style-name="T2">+2</text:span></text:p>
          </draw:text-box>
        </draw:frame>
        <draw:frame draw:style-name="gr39" draw:text-style-name="P4" draw:layer="layout" svg:width="9.067cm" svg:height="2.621cm" svg:x="31.75cm" svg:y="23.879cm">
          <draw:text-box>
            <text:p text:style-name="P19"><text:span text:style-name="T2">1. BRAM</text:span><text:span text:style-name="T2">从给入地址到真正的数据读出，有一</text:span></text:p>
            <text:p text:style-name="P19"><text:span text:style-name="T2"><text:s text:c="3"/></text:span><text:span text:style-name="T2">个固定的延迟，一般</text:span><text:span text:style-name="T2">2</text:span><text:span text:style-name="T2">个时钟周期。虽然每</text:span></text:p>
            <text:p text:style-name="P19"><text:span text:style-name="T2"><text:s text:c="3"/></text:span><text:span text:style-name="T2">个时钟周期都会出一个数，但是感觉好像数</text:span></text:p>
            <text:p text:style-name="P19"><text:span text:style-name="T2"><text:s text:c="4"/></text:span><text:span text:style-name="T2">据没有对齐</text:span><text:span text:style-name="T2">?( </text:span><text:span text:style-name="T2">第一个数对应的不是第一个</text:span></text:p>
            <text:p text:style-name="P19"><text:span text:style-name="T2"><text:s text:c="4"/></text:span><text:span text:style-name="T2">窗系数</text:span><text:span text:style-name="T2">)</text:span></text:p>
          </draw:text-box>
        </draw:frame>
        <draw:frame draw:style-name="gr40" draw:text-style-name="P5" draw:layer="layout" svg:width="9.374cm" svg:height="3.569cm" svg:x="31.5cm" svg:y="5.681cm">
          <draw:text-box>
            <text:p><text:span text:style-name="T2">*</text:span><text:span text:style-name="T2">截位操作：</text:span></text:p>
            <text:p><text:span text:style-name="T2">1. </text:span><text:span text:style-name="T2">为了在可接受的精度范围内，减少数据量</text:span></text:p>
            <text:p><text:span text:style-name="T2">2. </text:span><text:span text:style-name="T2">与后面的模块进行宽度的匹配</text:span></text:p>
            <text:p text:style-name="P19"><text:span text:style-name="T13">3. </text:span><text:span text:style-name="T13">常见的截尾方式</text:span><text:span text:style-name="T13">( </text:span><text:span text:style-name="T13">四舍五入截位，直接截</text:span><text:span text:style-name="T2">位</text:span></text:p>
            <text:p><text:span text:style-name="T13"><text:s text:c="5"/></text:span><text:span text:style-name="T13">动态截</text:span><text:span text:style-name="T2">位等</text:span><text:span text:style-name="T2">) → </text:span><text:span text:style-name="T8">需要整理具体的方式、操作</text:span></text:p>
            <text:p><text:span text:style-name="T8"><text:s text:c="6"/></text:span><text:span text:style-name="T8">、精度、应用场景等</text:span></text:p>
            <text:p><text:span text:style-name="T2"/></text:p>
          </draw:text-box>
        </draw:frame>
        <draw:frame draw:style-name="gr41" draw:text-style-name="P5" draw:layer="layout" svg:width="9.113cm" svg:height="3.569cm" svg:x="31.5cm" svg:y="9.181cm">
          <draw:text-box>
            <text:p><text:span text:style-name="T2">*</text:span><text:span text:style-name="T2">窗函数：</text:span></text:p>
            <text:p><text:span text:style-name="T2">1. </text:span><text:span text:style-name="T2">常见的窗函数有矩形窗、汉宁窗、海明窗、</text:span></text:p>
            <text:p><text:span text:style-name="T2"><text:s text:c="4"/></text:span><text:span text:style-name="T2">布莱克曼窗、高斯窗等</text:span></text:p>
            <text:p><text:span text:style-name="T2">2. </text:span><text:span text:style-name="T2">需要整理每种窗的特点、应用场景、计算</text:span></text:p>
            <text:p><text:span text:style-name="T2"><text:s text:c="4"/></text:span><text:span text:style-name="T2">方式</text:span><text:span text:style-name="T2">(</text:span><text:span text:style-name="T2">公式</text:span><text:span text:style-name="T2">)</text:span></text:p>
            <text:p text:style-name="P19"><text:span text:style-name="T13">3. </text:span><text:span text:style-name="T14">使用</text:span><text:span text:style-name="T14">matlab</text:span><text:span text:style-name="T14">完成对窗系数的计算和量化</text:span></text:p>
            <text:p><text:span text:style-name="T2"/></text:p>
          </draw:text-box>
        </draw:frame>
        <draw:frame draw:style-name="gr42" draw:text-style-name="P16" draw:layer="layout" svg:width="9.71cm" svg:height="0.725cm" svg:x="1.5cm" svg:y="14cm">
          <draw:text-box>
            <text:p><text:span text:style-name="T11">对乘法器输出的</text:span><text:span text:style-name="T11">32bit</text:span><text:span text:style-name="T11">数据进行了截位</text:span><text:span text:style-name="T11">,</text:span><text:span text:style-name="T11">输出</text:span><text:span text:style-name="T11">24b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线条箭头_20_1" draw:display-name="线条箭头 1" svg:viewBox="0 0 20 20" svg:d="M0 20l10-20 10 20z"/>
    <draw:marker draw:name="线条箭头_20_13" draw:display-name="线条箭头 13" svg:viewBox="0 0 20 20" svg:d="M0 20l10-20 10 20z"/>
    <draw:marker draw:name="线条箭头_20_14" draw:display-name="线条箭头 14" svg:viewBox="0 0 20 20" svg:d="M0 20l10-20 10 20z"/>
    <draw:marker draw:name="线条箭头_20_18" draw:display-name="线条箭头 18" svg:viewBox="0 0 20 20" svg:d="M0 20l10-20 10 20z"/>
    <draw:marker draw:name="线条箭头_20_19" draw:display-name="线条箭头 19" svg:viewBox="0 0 20 20" svg:d="M0 20l10-20 10 20z"/>
    <draw:marker draw:name="线条箭头_20_2" draw:display-name="线条箭头 2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3cm" svg:stroke-color="#000000" draw:marker-start-width="0.25cm" draw:marker-start-center="false" draw:marker-end-width="0.25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标准" style:font-family-generic="swiss" style:font-pitch="variable" fo:font-size="1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6T20:05:00.378000000</meta:creation-date>
    <dc:date>2023-09-28T09:36:28.135000000</dc:date>
    <meta:editing-duration>PT5H11M19S</meta:editing-duration>
    <meta:editing-cycles>19</meta:editing-cycles>
    <meta:generator>LibreOffice/7.6.0.3$Windows_X86_64 LibreOffice_project/69edd8b8ebc41d00b4de3915dc82f8f0fc3b6265</meta:generator>
    <meta:document-statistic meta:object-count="65"/>
  </office:meta>
</office:document-meta>
</file>